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A00004809000027CA791B0589.wmf"/>
  <manifest:file-entry manifest:media-type="" manifest:full-path="Pictures/2000001D000047EF000027CAAF6C1D9D.wm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notes">
      <style:graphic-properties draw:stroke="none" draw:fill="none" draw:fill-color="#ffffff" draw:auto-grow-height="true" fo:min-height="8.553cm" draw:shadow="hidden"/>
    </style:style>
    <style:style style:name="pr3" style:family="presentation" style:parent-style-name="Title1-title">
      <style:graphic-properties draw:fill-color="#ffffff" draw:auto-grow-height="true" fo:min-height="2.806cm"/>
    </style:style>
    <style:style style:name="pr4" style:family="presentation" style:parent-style-name="Title1-subtitle">
      <style:graphic-properties draw:fill-color="#ffffff" draw:auto-grow-height="true" fo:min-height="12.573cm"/>
    </style:style>
    <style:style style:name="pr5" style:family="presentation" style:parent-style-name="Title1-notes">
      <style:graphic-properties draw:fill-color="#ffffff" draw:auto-grow-height="true" fo:min-height="8.55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T1" style:family="text">
      <style:text-properties fo:color="#4d4d4d" fo:font-size="32pt" style:font-size-asian="32pt" style:font-size-complex="32pt"/>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Intro" draw:style-name="dp1" draw:master-page-name="Title1" presentation:presentation-page-layout-name="AL1T0">
        <draw:frame presentation:style-name="pr1" draw:text-style-name="P2" draw:layer="layout" svg:width="21.801cm" svg:height="2.805cm" svg:x="0.699cm" svg:y="5cm" presentation:class="title" presentation:user-transformed="true">
          <draw:text-box>
            <text:p text:style-name="P1"><text:span text:style-name="T1">Rule Engine concepts part 1</text:span></text:p>
          </draw:text-box>
        </draw:frame>
        <presentation:notes draw:style-name="dp2">
          <draw:page-thumbnail draw:layer="layout" svg:width="10.116cm" svg:height="7.585cm" svg:x="1.676cm" svg:y="0cm" draw:page-number="1"/>
          <draw:frame presentation:style-name="pr2" draw:text-style-name="P1" draw:layer="layout" svg:width="21.907cm" svg:height="8.553cm" svg:x="1.882cm" svg:y="9.087cm" presentation:class="notes">
            <draw:text-box>
              <text:p text:style-name="P1">This (shorter) module introduces the algorithm concepts behind rule engines (in particular forward chaining) and also introduces some of the core concepts that will be fleshed out when explaining the RETE algorithm later on.</text:p>
              <text:p text:style-name="P1"/>
              <text:p text:style-name="P1">Note that there are books where you can study this material in detail if needed, and in practice you don't have to know RETE in detail to use the rule engine (it can be thought of as an implementation detail to some extent – but you may need to know enough to write efficient rules if you have a high volume system). </text:p>
            </draw:text-box>
          </draw:frame>
        </presentation:notes>
      </draw:page>
      <draw:page draw:name="page2"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Forward chaining</text:p>
          </draw:text-box>
        </draw:frame>
        <draw:frame presentation:style-name="pr4" draw:text-style-name="P1" draw:layer="layout" svg:width="22.859cm" svg:height="12.573cm" svg:x="1.27cm" svg:y="4.457cm" presentation:class="subtitle" presentation:placeholder="true">
          <draw:text-box/>
        </draw:frame>
        <presentation:notes draw:style-name="dp2">
          <draw:page-thumbnail draw:style-name="gr1" draw:layer="layout" svg:width="10.112cm" svg:height="7.586cm" svg:x="1.68cm" svg:y="-0.001cm" draw:page-number="2" presentation:class="page"/>
          <draw:frame presentation:style-name="pr5" draw:text-style-name="P1" draw:layer="layout" svg:width="21.907cm" svg:height="8.553cm" svg:x="1.882cm" svg:y="9.087cm" presentation:class="notes">
            <draw:text-box>
              <text:p text:style-name="P1">Both forward and backward chaining engines are known as “inferencing” engines, - as in the engine decides what rules to fire, in what order – they aren't explicitly sequenced together in a certain order as in imperative languages (there are other classes of non-inferencing rules engines which we won't talk about in this course).</text:p>
            </draw:text-box>
          </draw:frame>
        </presentation:notes>
      </draw:page>
      <draw:page draw:name="page3" draw:style-name="dp3" draw:master-page-name="Title1" presentation:presentation-page-layout-name="AL1T0">
        <draw:frame presentation:style-name="pr3" draw:text-style-name="P1" draw:layer="layout" svg:width="21.801cm" svg:height="2.806cm" svg:x="1.5cm" svg:y="2cm" presentation:class="title" presentation:user-transformed="true">
          <draw:text-box>
            <text:p text:style-name="P1">Backward chaining</text:p>
          </draw:text-box>
        </draw:frame>
        <draw:frame presentation:style-name="pr4" draw:text-style-name="P1" draw:layer="layout" svg:width="22.859cm" svg:height="12.573cm" svg:x="1.27cm" svg:y="4.457cm" presentation:class="subtitle" presentation:placeholder="true">
          <draw:text-box/>
        </draw:frame>
        <presentation:notes draw:style-name="dp2">
          <draw:page-thumbnail draw:style-name="gr1" draw:layer="layout" svg:width="10.112cm" svg:height="7.586cm" svg:x="1.68cm" svg:y="-0.001cm" draw:page-number="3" presentation:class="page"/>
          <draw:frame presentation:style-name="pr5" draw:text-style-name="P1" draw:layer="layout" svg:width="21.907cm" svg:height="8.553cm" svg:x="1.882cm" svg:y="9.087cm" presentation:class="notes" presentation:placeholder="true">
            <draw:text-box/>
          </draw:frame>
        </presentation:notes>
      </draw:page>
      <draw:page draw:name="page4" draw:style-name="dp3" draw:master-page-name="Title1" presentation:presentation-page-layout-name="AL1T0">
        <draw:frame presentation:style-name="pr3" draw:text-style-name="P1" draw:layer="layout" svg:width="21.801cm" svg:height="2.806cm" svg:x="1.699cm" svg:y="1.694cm" presentation:class="title" presentation:user-transformed="true">
          <draw:text-box>
            <text:p text:style-name="P1">A linear algorithm</text:p>
          </draw:text-box>
        </draw:frame>
        <draw:frame presentation:style-name="pr4" draw:text-style-name="P1" draw:layer="layout" svg:width="22.859cm" svg:height="12.573cm" svg:x="1.27cm" svg:y="4.457cm" presentation:class="subtitle" presentation:placeholder="true">
          <draw:text-box/>
        </draw:frame>
        <presentation:notes draw:style-name="dp2">
          <draw:page-thumbnail draw:style-name="gr1" draw:layer="layout" svg:width="10.112cm" svg:height="7.586cm" svg:x="1.68cm" svg:y="-0.001cm" draw:page-number="4" presentation:class="page"/>
          <draw:frame presentation:style-name="pr5" draw:text-style-name="P1" draw:layer="layout" svg:width="21.907cm" svg:height="8.553cm" svg:x="1.882cm" svg:y="9.087cm" presentation:class="notes">
            <draw:text-box>
              <text:p text:style-name="P1">This is a “naive” algorithm for matching rules to facts – functionally speaking, it does what a RETE rule engine would do, just in a sub-optimal way.</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2="1" draw:dots2-length="0.072cm" draw:distance="0.054cm"/>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lt;number&gt;</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27CAAF6C1D9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27CA791B0589.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title>Advanced O/R Mapping</dc:title>
    <meta:creation-date>2006-05-25T10:43:04</meta:creation-date>
    <dc:creator>Michael Neale</dc:creator>
    <dc:date>2006-06-13T11:23:03</dc:date>
    <meta:print-date>2004-07-17T20:26:04</meta:print-date>
    <dc:language>en-US</dc:language>
    <meta:editing-cycles>494</meta:editing-cycles>
    <meta:editing-duration>P4DT7H35M23S</meta:editing-duration>
    <meta:user-defined meta:name="Info 1"/>
    <meta:user-defined meta:name="Info 2"/>
    <meta:user-defined meta:name="Info 3"/>
    <meta:user-defined meta:name="Info 4"/>
    <meta:document-statistic meta:object-count="73"/>
  </office:meta>
</office:document-meta>
</file>